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25-01-13 20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24-02-0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23-01-2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21-12-08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20-12-08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9-12-03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8-12-1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7-12-20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7-01-05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6-01-2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5-02-11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4-02-1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3-01-2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2-01-06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11-01-0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9-12-14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9-01-26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8-01-3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7-01-30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6-01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5-01-2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4-02-1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3-01-10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2-02-2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1-01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2000-01-11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1999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1998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1997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138095261501</text:p>
          </table:table-cell>
          <table:table-cell office:value-type="string" calcext:value-type="string">
            <text:p>1985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